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fo:font-weight="normal" officeooo:rsid="0001e93b" officeooo:paragraph-rsid="0009a884" style:font-weight-asian="normal" style:font-weight-complex="normal"/>
    </style:style>
    <style:style style:name="P2" style:family="paragraph" style:parent-style-name="Standard">
      <style:text-properties style:text-underline-style="none" fo:font-weight="normal" officeooo:rsid="00028533" officeooo:paragraph-rsid="0009a884" style:font-weight-asian="normal" style:font-weight-complex="normal"/>
    </style:style>
    <style:style style:name="P3" style:family="paragraph" style:parent-style-name="Standard">
      <style:text-properties style:text-underline-style="none" fo:font-weight="normal" officeooo:rsid="0003b597" officeooo:paragraph-rsid="0009a884" style:font-weight-asian="normal" style:font-weight-complex="normal"/>
    </style:style>
    <style:style style:name="P4" style:family="paragraph" style:parent-style-name="Standard">
      <style:text-properties style:text-underline-style="none" fo:font-weight="normal" officeooo:rsid="0004f3f0" officeooo:paragraph-rsid="0009a884" style:font-weight-asian="normal" style:font-weight-complex="normal"/>
    </style:style>
    <style:style style:name="P5" style:family="paragraph" style:parent-style-name="Standard" style:list-style-name="L1">
      <style:text-properties style:text-underline-style="none" fo:font-weight="normal" officeooo:rsid="00099e3d" officeooo:paragraph-rsid="0009a884" style:font-weight-asian="normal" style:font-weight-complex="normal"/>
    </style:style>
    <style:style style:name="P6" style:family="paragraph" style:parent-style-name="Standard">
      <style:text-properties style:text-underline-style="none" fo:font-weight="normal" officeooo:rsid="00099e3d" officeooo:paragraph-rsid="0009a884" style:font-weight-asian="normal" style:font-weight-complex="normal"/>
    </style:style>
    <style:style style:name="P7" style:family="paragraph" style:parent-style-name="Standard" style:list-style-name="L1">
      <style:text-properties style:text-underline-style="none" fo:font-weight="normal" officeooo:rsid="000a326c" officeooo:paragraph-rsid="0009a884" style:font-weight-asian="normal" style:font-weight-complex="normal"/>
    </style:style>
    <style:style style:name="P8" style:family="paragraph" style:parent-style-name="Standard" style:list-style-name="L2">
      <style:text-properties style:text-underline-style="none" fo:font-weight="normal" officeooo:rsid="000b5a5e" officeooo:paragraph-rsid="000b5a5e" style:font-weight-asian="normal" style:font-weight-complex="normal"/>
    </style:style>
    <style:style style:name="P9" style:family="paragraph" style:parent-style-name="Standard" style:list-style-name="L2">
      <style:text-properties style:text-underline-style="none" fo:font-weight="normal" officeooo:rsid="000bf8f3" officeooo:paragraph-rsid="000bf8f3" style:font-weight-asian="normal" style:font-weight-complex="normal"/>
    </style:style>
    <style:style style:name="P10" style:family="paragraph" style:parent-style-name="Standard">
      <style:text-properties style:text-underline-style="none" fo:font-weight="normal" officeooo:rsid="000bfd80" officeooo:paragraph-rsid="000bfd80" style:font-weight-asian="normal" style:font-weight-complex="normal"/>
    </style:style>
    <style:style style:name="P11" style:family="paragraph" style:parent-style-name="Standard">
      <style:text-properties style:text-underline-style="none" fo:font-weight="normal" officeooo:rsid="000f400a" officeooo:paragraph-rsid="000f400a" style:font-weight-asian="normal" style:font-weight-complex="normal"/>
    </style:style>
    <style:style style:name="P12" style:family="paragraph" style:parent-style-name="Standard">
      <style:text-properties style:text-underline-style="none" fo:font-weight="normal" officeooo:rsid="0011190d" officeooo:paragraph-rsid="0011190d" style:font-weight-asian="normal" style:font-weight-complex="normal"/>
    </style:style>
    <style:style style:name="P13" style:family="paragraph" style:parent-style-name="Standard" style:list-style-name="L3">
      <style:text-properties style:text-underline-style="none" fo:font-weight="normal" officeooo:rsid="0012c937" officeooo:paragraph-rsid="0012c937"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01e93b" officeooo:paragraph-rsid="0009a884" style:font-weight-asian="bold" style:font-weight-complex="bold"/>
    </style:style>
    <style:style style:name="P15" style:family="paragraph" style:parent-style-name="Standard">
      <style:text-properties style:text-underline-style="solid" style:text-underline-width="auto" style:text-underline-color="font-color" fo:font-weight="normal" officeooo:rsid="0001e93b" officeooo:paragraph-rsid="0009a88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0f400a" officeooo:paragraph-rsid="0011190d" style:font-weight-asian="normal" style:font-weight-complex="normal"/>
    </style:style>
    <style:style style:name="P17" style:family="paragraph" style:parent-style-name="Standard">
      <style:text-properties officeooo:paragraph-rsid="0009a884"/>
    </style:style>
    <style:style style:name="T1" style:family="text">
      <style:text-properties officeooo:rsid="000b4921"/>
    </style:style>
    <style:style style:name="T2" style:family="text">
      <style:text-properties officeooo:rsid="000a326c"/>
    </style:style>
    <style:style style:name="T3" style:family="text">
      <style:text-properties officeooo:rsid="000a0e67"/>
    </style:style>
    <style:style style:name="T4" style:family="text">
      <style:text-properties officeooo:rsid="000b5a5e"/>
    </style:style>
    <style:style style:name="T5" style:family="text">
      <style:text-properties officeooo:rsid="000bf8f3"/>
    </style:style>
    <style:style style:name="T6" style:family="text">
      <style:text-properties officeooo:rsid="000c4f8a"/>
    </style:style>
    <style:style style:name="T7" style:family="text">
      <style:text-properties officeooo:rsid="0011190d"/>
    </style:style>
    <style:style style:name="T8" style:family="text">
      <style:text-properties officeooo:rsid="0012c93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SUMEN PAPERS</text:p>
      <text:p text:style-name="P15">DESING OF EVERY DAY THINGS</text:p>
      <text:p text:style-name="P1">Principalmente se concentra en intentar entender que construye un buen diseño en cualquier objeto que usamos en nuestra vida cotidiana, analizando que hoy en día la complejidad de dichos objetos ha aumentando, haciendo que el entendimiento de los mismo para su utilización se complejo.</text:p>
      <text:p text:style-name="P1"/>
      <text:p text:style-name="P1">De esta forma entiende que los objetos bien diseñados tienen que ser sencillos de interpretar y entender. Deben poseer pistas visuales de sus funciones u operaciones. Por el otro lado un objeto mal diseñados generan frustracion al ser usados, teniendo incoveniente para la compresion del uso del mismo. Mas alla de este concepto no elimina la idea de que hay objetos que pueden ser dificiles de entender dado el contexto en el que se utilizan, como pueden ser los controles de un avion dentro de una cabina. La idea es poder juzgar aquellos objetos los cuales no deberia tener problema de usarlos durante la vida cotidiana.</text:p>
      <text:p text:style-name="P1"/>
      <text:p text:style-name="P2">Por lo general <text:s/>harbar cuestiones psicologicas que haran que un objeto sea mas facil de entender. Muchas veces los diseños reponderan a cuestiones naturales., donde muchos objetos podran ser interpetados de forma natural.</text:p>
      <text:p text:style-name="P2"/>
      <text:p text:style-name="P3">A <text:s/>su vez critica la compra por parte de la gente de objetos mal diseñados, tal que constuyen una validacion de estos. Por lo tanto hay que buscar un quiereb en el conusmo de los mimso con el fin de poder mejorar la forma de diseñar estos. </text:p>
      <text:p text:style-name="P4"/>
      <text:p text:style-name="P4">El estudio de este tipo de características esta vinculado con entender la asequibilidad (affordance), donde se busca percibir la propiedades de las cosas, mas que nada aquellas fundamentales para utilizarlo. Este estudio nos permite entender las operaciones o funciones de las cosas. Bajo este análisis las cosas simple no nece<text:span text:style-name="T1">sitarian</text:span> de una gran explicacion para poder usarse. Otro idea importante es el estudio de la causalidad de las cosas, es que ocurre luego de una accion con el objeto, donde por lo general se ve que si depues de una aacion no hay un rsultado visible se suele concluir que la accion no tuvo ningun tipo de efectividad.</text:p>
      <text:p text:style-name="P4"/>
      <text:p text:style-name="P17">Si nos ponemos a ver objetos de la vida cotidiana cada unoffendra distitnas funcionalidades y tendran su propia forma de aprendizaje, donde a su vez estarn compuestos por distintas partes muy varidas entre ellos. A su vez en nuestra vida diarai van a aprecienod constantamete objetos nuevos que nos plantena un desafio para poder utilizarlos. Por lo tanto como es que podemos lidiar con aprender el funcionamineto de todos? Pirncipalmente el aprenmdzaje se sostiene sobre la ifnracion que nos brinda la imagen del propio objeto y de ahi se genera un vinculo estrecho con el trabjo del diseñador. El disañor debe brindar un imagen clara del objeto para hacer que las operaciones sean claras para el usuario.</text:p>
      <text:p text:style-name="P6">Basandonos en este gran parte de enetnder como funciona un objeto viene de forma visual principamente de affroadance, costraint y mapping. Un ejemplo calro es el de las tijeras, sabes como suarlas debido a que las partes visbles son claras y sus implicaciones tambine, por lo tanto el modelo concpetual es facil para poder comprender su funcionamiento.</text:p>
      <text:p text:style-name="P6"/>
      <text:p text:style-name="P6">Basandonos en esto A la hroa de diseñar para personas hay que basrno en estos dos conecptos funddamentals:</text:p>
      <text:list xml:id="list3870488662" text:style-name="L1">
        <text:list-item>
          <text:p text:style-name="P5">proveer un buen modelo conceptual: <text:s/>al dar un buen modelo conceptual podemos predecir el efecto de nuestra acciones, sin este actuamos a ciegas. Para el diseño de las cosas de la vida cotidiana no necesitamos que el modelo sea complejo,. Nec<text:span text:style-name="T2">e</text:span>sitamos que haya r<text:span text:style-name="T2">e</text:span>l<text:span text:style-name="T2">a</text:span>ciones sim<text:span text:style-name="T2">ples</text:span> entre los controles y el ef<text:span text:style-name="T2">e</text:span>cto del <text:s/><text:span text:style-name="T2">uso </text:span>de los mismos.</text:p>
          <text:p text:style-name="P7">A la hora de hablar de moddelo es imporatnte diferencia entre el modelo del diesañodor y el del usuario. El del usuario es un modelo mental, el cual nunca va ser exacta al del diseañdor, <text:soft-page-break/>pero el diseñador debe lograr que ambos sean lo mas parecidos posibles para facilitar el uso del objeto.</text:p>
        </text:list-item>
        <text:list-item>
          <text:p text:style-name="P5">hacer que las cosas sean visibles: <text:span text:style-name="T3">el ejemplo que usa para ilustrar esta porblematica es lo que paso con los sistemas telefonicos nuevos y sus funcionalidades mapeadas de una forma muy dificil a los distinto botones numeros del telefono. Si bien os sitemas modernos tenian una gran cantidad de funciones que los hacian atractivos, el uso de las misma era dificil debido a que habia una falta de visibilidad de las mismas. </text:span><text:span text:style-name="T4">Lo que se genero es que el diseño de la interfaz es demasiado compleja para la simplicidad que posee este objeto.</text:span></text:p>
        </text:list-item>
      </text:list>
      <text:p text:style-name="P6"><text:tab/><text:span text:style-name="T4">La idea de este principio es que las cosas imporatntes del objeto esten visibles, esto implica <text:tab/>a su vez que haya un mapeo natural entre las funciones y los controles que nos ofrece el <text:tab/>objeto. <text:s/>Lo optimo serai que cada control este asociado a una funcion, donde a su vez el <text:tab/>usuario recibe algun tipo de feedback de la accion que realizo par saber si fue correcta o no. <text:tab/>A partir de esto se esparan que los poropios controles del objeto le permitan a la persona <text:tab/>aprender su uso., teniendo que recordar pocas cosas. Dentro de este principio sera <text:tab/>importante la idea de:</text:span></text:p>
      <text:list xml:id="list433646139" text:style-name="L2">
        <text:list-item>
          <text:p text:style-name="P8">Mapeo: en este caso se busca la relacion uno a uno entre la funcionalidad de un objeto y un control que este posee. Una buena forma de aproximar este concepto es mediante lo que se denomina mapeo natural, tomando ventajas de cuestiones naturales o culturales que nos permitan un entendimiento inmediato del objeto. <text:span text:style-name="T5">Por lo genral esta es una caracteristica que mas suele generar inconvenitenes en el diseño de sistemas.</text:span> </text:p>
        </text:list-item>
        <text:list-item>
          <text:p text:style-name="P9">Feedback: La idea de que cada vez que el usuario realiza una accion con el objeto recibe algún tipo de mensaje que le permite determinar si la accion fue realizada de forma correcta. En el caso de los telefonos un diseño bueno en un momento poseeia por ada tecla un sonido caracteristico para indicar que habia sido correctamente presionada. Un gran porblema del avanze de la tecnolgoica es el aumento de las funcionalidad pero la reduccion del feedback de las mismas. A su vez muchas veces la incorporacion de fedback requiere de un aumento de los costos del objeto.</text:p>
        </text:list-item>
      </text:list>
      <text:p text:style-name="P6"/>
      <text:p text:style-name="P10">Todos estos problemas con respecto al diseño de las cosas sencillas de nuestra vida cotidiana. La tecnologia viene con la mision de hacernos la vida mas sencilla, pero el diseño de complejo de estos dispositivos innovadores <text:s/>generan muchas veces frustracion en el las personas. Por lo genral la complejidad de un dispositivo suele ser muy lata , luego baja con el teimp para despues voler a subir. <text:span text:style-name="T6">A su vez las nuevas tecnologias se han vuelto mas complejos debido a lo que ofrence, haciendo que los diseños buenos sean cada vez mas dificles de lograr. </text:span></text:p>
      <text:p text:style-name="P10"/>
      <text:p text:style-name="P16">NO SILVER BULLET </text:p>
      <text:p text:style-name="P16"><text:span text:style-name="T7">(Silver bullet es la idea de una solucion sencilla para un problema complicado)</text:span></text:p>
      <text:p text:style-name="P11">Los proyectos de sofware muchas veces tienden a parecer sencillos o inofensivos, pero pueden convertirse en grandes monstruos, generado problemas con deadlines y presupuestos. <text:span text:style-name="T7">Pero para poder solucionar esto no hay ninguna forma sencilla. Y esto es algo que no ocure en ninguna linea de desarrollo, no solo la de software. Si bien esta concepción es pesimistas existen formas de acercarnos a una construccion de software mas controlado, mas alla de que la naturealeza de este desarrollo propiamente esta basada en el conflicto con estos incovenientes</text:span></text:p>
      <text:p text:style-name="P11"/>
      <text:p text:style-name="P12">No solo que no hay soluciones sencillas sino que pareciera que no habrá en ningún futuro alguna solución para mejorar la productividad y confiabilidad del desarrollo de software. <text:span text:style-name="T8">Esto es diferente a como a pasado por ejemplo con el hardware y la llegada de los transistpries. Para poder examinar el progreso del desarrolllo de sosfwatere pdemos dividir sus dificultades en dos:</text:span></text:p>
      <text:list xml:id="list58151066" text:style-name="L3">
        <text:list-item>
          <text:p text:style-name="P13">Esencia: dificultades que son heredadas por la naturaleza del software.</text:p>
        </text:list-item>
        <text:list-item>
          <text:p text:style-name="P13">Accidentes: aquellas dificultades que hoy atentan contra la porduccion pero no son heredad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15:05:05.706386426</meta:creation-date>
    <dc:date>2024-08-27T16:07:36.212952082</dc:date>
    <meta:editing-duration>PT28M36S</meta:editing-duration>
    <meta:editing-cycles>7</meta:editing-cycles>
    <meta:generator>LibreOffice/7.3.7.2$Linux_X86_64 LibreOffice_project/30$Build-2</meta:generator>
    <meta:document-statistic meta:table-count="0" meta:image-count="0" meta:object-count="0" meta:page-count="2" meta:paragraph-count="23" meta:word-count="1299" meta:character-count="7679" meta:non-whitespace-character-count="6393"/>
  </office:meta>
</office:document-meta>
</file>